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d6e1b" officeooo:paragraph-rsid="001d6e1b"/>
    </style:style>
    <style:style style:name="P2" style:family="paragraph" style:parent-style-name="Standard">
      <style:text-properties officeooo:rsid="001ecb8d" officeooo:paragraph-rsid="001ecb8d"/>
    </style:style>
    <style:style style:name="P3" style:family="paragraph" style:parent-style-name="Standard">
      <style:text-properties officeooo:rsid="0020752b" officeooo:paragraph-rsid="0020752b"/>
    </style:style>
    <style:style style:name="P4" style:family="paragraph" style:parent-style-name="Standard">
      <style:text-properties officeooo:rsid="0020752b" officeooo:paragraph-rsid="001ecb8d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Standard">
      <style:text-properties officeooo:rsid="001d6e1b" officeooo:paragraph-rsid="0020752b"/>
    </style:style>
    <style:style style:name="P7" style:family="paragraph" style:parent-style-name="Standard">
      <style:text-properties officeooo:rsid="0020752b" officeooo:paragraph-rsid="001ecb8d"/>
    </style:style>
    <style:style style:name="P8" style:family="paragraph" style:parent-style-name="Standard" style:list-style-name="L3">
      <style:text-properties officeooo:rsid="0020752b" officeooo:paragraph-rsid="0020752b"/>
    </style:style>
    <style:style style:name="P9" style:family="paragraph" style:parent-style-name="Standard" style:list-style-name="L4">
      <style:text-properties officeooo:rsid="0020752b" officeooo:paragraph-rsid="0020752b"/>
    </style:style>
    <style:style style:name="P10" style:family="paragraph" style:parent-style-name="Standard" style:list-style-name="L1">
      <style:text-properties officeooo:rsid="001ecb8d" officeooo:paragraph-rsid="001ecb8d"/>
    </style:style>
    <style:style style:name="P11" style:family="paragraph" style:parent-style-name="Standard" style:list-style-name="L2">
      <style:text-properties officeooo:rsid="001ecb8d" officeooo:paragraph-rsid="001ecb8d"/>
    </style:style>
    <style:style style:name="P12" style:family="paragraph" style:parent-style-name="Standard" style:list-style-name="L4">
      <style:text-properties officeooo:rsid="001ecb8d" officeooo:paragraph-rsid="001ecb8d"/>
    </style:style>
    <style:style style:name="P13" style:family="paragraph" style:parent-style-name="Standard">
      <style:text-properties officeooo:rsid="0022e036" officeooo:paragraph-rsid="0022e036"/>
    </style:style>
    <style:style style:name="P14" style:family="paragraph" style:parent-style-name="Standard">
      <style:text-properties officeooo:rsid="0022f105" officeooo:paragraph-rsid="0022f105"/>
    </style:style>
    <style:style style:name="P15" style:family="paragraph" style:parent-style-name="Standard">
      <style:text-properties officeooo:rsid="0023b237" officeooo:paragraph-rsid="0023b237"/>
    </style:style>
    <style:style style:name="T1" style:family="text">
      <style:text-properties officeooo:rsid="0020752b"/>
    </style:style>
    <style:style style:name="T2" style:family="text">
      <style:text-properties officeooo:rsid="0021e9e4"/>
    </style:style>
    <style:style style:name="T3" style:family="text">
      <style:text-properties officeooo:rsid="0023b2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sonal Portfolio</text:p>
      <text:p text:style-name="Subtitle">Samir Alibabic</text:p>
      <text:h text:style-name="P5" text:outline-level="1">Brief</text:h>
      <text:h text:style-name="Heading_20_2" text:outline-level="2">Project Definition</text:h>
      <text:p text:style-name="P1">Personal portfolio of developer Samir Alibabic</text:p>
      <text:p text:style-name="P1"/>
      <text:h text:style-name="Heading_20_2" text:outline-level="2">Target audience</text:h>
      <text:p text:style-name="P1">Potential employers and clients in “Deutschsprachraum” (Germany, Austria, Schweiz)</text:p>
      <text:p text:style-name="P1"/>
      <text:h text:style-name="Heading_20_2" text:outline-level="2">Goals</text:h>
      <text:p text:style-name="P1">Getting a job or employment offer</text:p>
      <text:p text:style-name="P1"/>
      <text:h text:style-name="Heading_20_2" text:outline-level="2">Technical Specifications</text:h>
      <text:p text:style-name="P1">Responsive website, Multilingual (English, Deutsch)</text:p>
      <text:p text:style-name="P1"/>
      <text:h text:style-name="Heading_20_2" text:outline-level="2">Content Inventory</text:h>
      <text:p text:style-name="P15">Landing page image</text:p>
      <text:p text:style-name="P1">//TODO: <text:span text:style-name="T3">other</text:span> <text:span text:style-name="T2">images</text:span></text:p>
      <text:p text:style-name="P1"/>
      <text:h text:style-name="Heading_20_2" text:outline-level="2">Resources</text:h>
      <text:p text:style-name="P1">Font: Lato (google fonts)</text:p>
      <text:p text:style-name="P1"/>
      <text:p text:style-name="P6">Color: Belize Hole (flat pallet)</text:p>
      <text:p text:style-name="P3">Primary: #3499DB</text:p>
      <text:p text:style-name="P3">Others: #85C4ED, #58ADE3, #0F85D1, #0665A2</text:p>
      <text:p text:style-name="P1"/>
      <text:h text:style-name="Heading_20_2" text:outline-level="2">Project Timeline</text:h>
      <text:p text:style-name="P4">1-2 weeks</text:p>
      <text:p text:style-name="P2"/>
      <text:h text:style-name="Heading_20_2" text:outline-level="2">Project Budget</text:h>
      <text:p text:style-name="P2">0.00 € (hosted as Pen at codepen.io)</text:p>
      <text:p text:style-name="P2"/>
      <text:h text:style-name="Heading_20_1" text:outline-level="1"><text:soft-page-break/>Planning</text:h>
      <text:h text:style-name="Heading_20_2" text:outline-level="2">Research and Concepts</text:h>
      <text:p text:style-name="P2">As given by Free Code Camp:</text:p>
      <text:list xml:id="list8143600348456577203" text:style-name="L1">
        <text:list-item>
          <text:p text:style-name="P10">All content on single scrollable page</text:p>
        </text:list-item>
        <text:list-item>
          <text:p text:style-name="P10">Buttons with links to author's social media pages</text:p>
        </text:list-item>
        <text:list-item>
          <text:p text:style-name="P10">Thumbnail images of different projects</text:p>
        </text:list-item>
        <text:list-item>
          <text:p text:style-name="P10">Navigation buttons take user to different sections of content</text:p>
        </text:list-item>
      </text:list>
      <text:p text:style-name="P2"/>
      <text:p text:style-name="P2">Personal touch:</text:p>
      <text:list xml:id="list6440373681742461783" text:style-name="L2">
        <text:list-item>
          <text:p text:style-name="P11">Progress bars show author's skills with different technologies</text:p>
        </text:list-item>
        <text:list-item>
          <text:p text:style-name="P11">When displaying projects, the technologies used are also displayed</text:p>
        </text:list-item>
      </text:list>
      <text:p text:style-name="P2"/>
      <text:h text:style-name="Heading_20_2" text:outline-level="2">Brainstorming</text:h>
      <text:p text:style-name="P14">All clear except the “Skills” section and info-graphic (need to look online)</text:p>
      <text:p text:style-name="P2"/>
      <text:h text:style-name="Heading_20_2" text:outline-level="2">Information architecture</text:h>
      <text:p text:style-name="P2">As stated in the “concepts” <text:span text:style-name="T1">and:</text:span></text:p>
      <text:list xml:id="list9103760353479135308" text:style-name="L3">
        <text:list-item>
          <text:p text:style-name="P8">Main menu on top, always visible</text:p>
        </text:list-item>
        <text:list-item>
          <text:p text:style-name="P8">Smooth navigation from section to section</text:p>
        </text:list-item>
        <text:list-item>
          <text:p text:style-name="P8">Pop-up shows details on each project</text:p>
        </text:list-item>
        <text:list-item>
          <text:p text:style-name="P8">External links to project pages open in new tab/window</text:p>
        </text:list-item>
      </text:list>
      <text:p text:style-name="P2"/>
      <text:h text:style-name="Heading_20_2" text:outline-level="2">Page Layout</text:h>
      <text:p text:style-name="P2">Page content split into following main sections:</text:p>
      <text:list xml:id="list5178713664797669285" text:style-name="L4">
        <text:list-item>
          <text:p text:style-name="P12">landing page</text:p>
        </text:list-item>
        <text:list-item>
          <text:p text:style-name="P9">projects</text:p>
        </text:list-item>
        <text:list-item>
          <text:p text:style-name="P9">skills and services offered</text:p>
        </text:list-item>
        <text:list-item>
          <text:p text:style-name="P9">social media and contact</text:p>
        </text:list-item>
      </text:list>
      <text:p text:style-name="P2"/>
      <text:h text:style-name="Heading_20_2" text:outline-level="2">Usability</text:h>
      <text:p text:style-name="P2">As st<text:span text:style-name="T1">a</text:span>ted under “Technical Specifications” <text:span text:style-name="T1">and cross-browser compatible.</text:span></text:p>
      <text:p text:style-name="P2"/>
      <text:h text:style-name="Heading_20_2" text:outline-level="2">Wireframe &amp; Mock-Up</text:h>
      <text:p text:style-name="P13">Made a basic sketch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fo:padding="0.49m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49m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default" style:family="paragraph">
      <style:paragraph-properties fo:margin-left="0mm" fo:margin-right="0mm" fo:margin-top="0mm" fo:margin-bottom="0mm" loext:contextual-spacing="false" fo:line-height="100%" fo:text-indent="0mm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2:06:54.656725827</meta:creation-date>
    <dc:date>2016-04-19T14:39:54.807177778</dc:date>
    <meta:editing-duration>PT27M45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2" meta:paragraph-count="51" meta:word-count="231" meta:character-count="1525" meta:non-whitespace-character-count="1359"/>
  </office:meta>
</office:document-meta>
</file>